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2" svg:font-family="'Times New Roman'" style:font-family-generic="roman"/>
    <style:font-face style:name="Helvetica" svg:font-family="Helvetic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34" style:family="table">
      <style:table-properties style:width="17.022cm" fo:margin-left="0cm" fo:margin-right="-0.021cm" table:align="margins"/>
    </style:style>
    <style:style style:name="Tabla34.A" style:family="table-column">
      <style:table-column-properties style:column-width="2.764cm" style:rel-column-width="10641*"/>
    </style:style>
    <style:style style:name="Tabla34.B" style:family="table-column">
      <style:table-column-properties style:column-width="1.646cm" style:rel-column-width="6336*"/>
    </style:style>
    <style:style style:name="Tabla34.C" style:family="table-column">
      <style:table-column-properties style:column-width="1.822cm" style:rel-column-width="7015*"/>
    </style:style>
    <style:style style:name="Tabla34.D" style:family="table-column">
      <style:table-column-properties style:column-width="10.79cm" style:rel-column-width="41543*"/>
    </style:style>
    <style:style style:name="Tabla34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4.D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a34.A2" style:family="table-cell">
      <style:table-cell-properties fo:padding="0.097cm" fo:border-left="0.002cm solid #000000" fo:border-right="none" fo:border-top="none" fo:border-bottom="0.002cm solid #000000"/>
    </style:style>
    <style:style style:name="Tabla34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Standard"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16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Times New Roman2" style:font-name-asian="Times New Roman2" style:font-name-complex="Times New Roman2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left="0cm" fo:margin-right="0cm" fo:text-indent="0cm" style:auto-text-indent="false" fo:break-before="page"/>
    </style:style>
    <style:style style:name="P25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1.251cm" fo:margin-right="0cm" fo:text-indent="0cm" style:auto-text-indent="false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margin-left="1.251cm" fo:margin-right="0cm" fo:text-indent="0cm" style:auto-text-indent="false" fo:break-before="page"/>
    </style:style>
    <style:style style:name="P36" style:family="paragraph" style:parent-style-name="Standard">
      <style:paragraph-properties fo:margin-left="1.251cm" fo:margin-right="0cm" fo:text-indent="0cm" style:auto-text-indent="false" fo:break-before="pag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left="1.251cm" fo:margin-right="0cm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1.251cm" fo:margin-right="0cm" fo:text-indent="0cm" style:auto-text-indent="false" fo:break-before="pag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2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5" style:family="paragraph" style:parent-style-name="Standard" style:master-page-name="First_20_Page">
      <style:paragraph-properties style:page-number="auto"/>
    </style:style>
    <style:style style:name="P4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Standard">
      <style:paragraph-properties fo:margin-left="1.251cm" fo:margin-right="0cm" fo:text-indent="0cm" style:auto-text-indent="false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53" style:family="paragraph" style:parent-style-name="Standard">
      <style:paragraph-properties fo:margin-left="1.251cm" fo:margin-right="0cm" fo:text-indent="0cm" style:auto-text-indent="false" fo:break-before="pag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58" style:family="paragraph" style:parent-style-name="Text_20_body" style:list-style-name="L2"/>
    <style:style style:name="P59" style:family="paragraph" style:parent-style-name="Text_20_body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60" style:family="paragraph" style:parent-style-name="Text_20_body" style:list-style-name="L3">
      <style:text-properties style:font-name="Times New Roman2" style:font-name-asian="Times New Roman2" style:font-name-complex="Times New Roman2"/>
    </style:style>
    <style:style style:name="P61" style:family="paragraph" style:parent-style-name="Text_20_body" style:list-style-name="L4"/>
    <style:style style:name="P62" style:family="paragraph" style:parent-style-name="Text_20_body" style:list-style-name="L5"/>
    <style:style style:name="P63" style:family="paragraph" style:parent-style-name="Text_20_body" style:list-style-name="L5"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64" style:family="paragraph" style:parent-style-name="Text_20_body" style:list-style-name="L6"/>
    <style:style style:name="P65" style:family="paragraph" style:parent-style-name="Text_20_body" style:list-style-name="L7"/>
    <style:style style:name="P66" style:family="paragraph" style:parent-style-name="Text_20_body" style:list-style-name="L8"/>
    <style:style style:name="P67" style:family="paragraph" style:parent-style-name="Text_20_body" style:list-style-name="L2">
      <style:paragraph-properties fo:text-align="start" style:justify-single-word="false"/>
    </style:style>
    <style:style style:name="P68" style:family="paragraph" style:parent-style-name="Text_20_body" style:list-style-name="L2">
      <style:paragraph-properties fo:margin-left="0cm" fo:margin-right="0cm" fo:text-align="start" style:justify-single-word="false" fo:text-indent="0cm" style:auto-text-indent="false"/>
    </style:style>
    <style:style style:name="P69" style:family="paragraph" style:parent-style-name="Text_20_body" style:list-style-name="L4">
      <style:paragraph-properties fo:margin-left="0cm" fo:margin-right="0cm" fo:text-indent="0cm" style:auto-text-indent="false"/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70" style:family="paragraph" style:parent-style-name="Heading_20_5">
      <style:paragraph-properties fo:break-before="page"/>
    </style:style>
    <style:style style:name="P71" style:family="paragraph" style:parent-style-name="Heading_20_5">
      <style:paragraph-properties fo:margin-left="0cm" fo:margin-right="0cm" fo:text-indent="0cm" style:auto-text-indent="false" fo:break-before="page"/>
    </style:style>
    <style:style style:name="P72" style:family="paragraph" style:parent-style-name="Table_20_Contents" style:list-style-name="L1">
      <style:paragraph-properties fo:text-align="start" style:justify-single-word="false"/>
      <style:text-properties style:use-window-font-color="true" fo:font-size="11pt" style:text-underline-style="none" style:font-size-asian="11pt" style:font-size-complex="11pt"/>
    </style:style>
    <style:style style:name="P73" style:family="paragraph" style:parent-style-name="Table_20_Contents" style:list-style-name="L1">
      <style:paragraph-properties fo:text-align="start" style:justify-single-word="false"/>
    </style:style>
    <style:style style:name="P74" style:family="paragraph" style:parent-style-name="Heading_20_3">
      <style:paragraph-properties fo:break-before="page"/>
    </style:style>
    <style:style style:name="P75" style:family="paragraph" style:parent-style-name="Heading_20_4" style:list-style-name=""/>
    <style:style style:name="P76" style:family="paragraph" style:parent-style-name="Heading_20_4">
      <style:paragraph-properties fo:break-before="page"/>
    </style:style>
    <style:style style:name="P77" style:family="paragraph" style:parent-style-name="Heading_20_4">
      <style:paragraph-properties fo:margin-left="0cm" fo:margin-right="0cm" fo:text-indent="0cm" style:auto-text-indent="false" fo:break-before="page"/>
    </style:style>
    <style:style style:name="P78" style:family="paragraph" style:parent-style-name="Heading_20_4">
      <style:paragraph-properties fo:margin-left="0cm" fo:margin-right="0cm" fo:text-indent="0cm" style:auto-text-indent="false"/>
    </style:style>
    <style:style style:name="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4pt" style:font-size-asian="14pt" style:font-size-complex="26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Times New Roman2" style:font-name-asian="Times New Roman2" style:font-name-complex="Times New Roman2"/>
    </style:style>
    <style:style style:name="T18" style:family="text"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T19" style:family="text"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20" style:family="text"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T21" style:family="text">
      <style:text-properties fo:color="#ffffff"/>
    </style:style>
    <style:style style:name="T22" style:family="text">
      <style:text-properties style:use-window-font-color="true" style:font-name="Times New Roman" fo:font-size="12pt" style:font-name-asian="Helvetica" style:font-size-asian="12pt" style:font-name-complex="Helvetica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/></draw:frame></text:p>
      <text:p text:style-name="Standard"/>
      <text:p text:style-name="P2"/>
      <text:p text:style-name="P14">INGENIERÍA DEL SOFTWARE III</text:p>
      <text:p text:style-name="P12"/>
      <text:p text:style-name="P15">Iteración 2: <text:s/>Análisis y Diseño</text:p>
      <text:p text:style-name="P16">Documento de Diseño (DD)</text:p>
      <text:p text:style-name="P13"><text:span text:style-name="T14"><text:tab/><text:tab/><text:tab/><text:tab/></text:span><text:span text:style-name="T11"><text:tab/></text:span></text:p>
      <text:p text:style-name="P10"/>
      <text:p text:style-name="Text_20_body"><text:span text:style-name="T11"><text:tab/><text:tab/><text:tab/><text:tab/><text:tab/></text:span><text:span text:style-name="T12">Profesor de prácticas asignado: </text:span><text:span text:style-name="T13">Miguel Lastra Leidinger</text:span></text:p>
      <text:p text:style-name="P10"><text:tab/><text:tab/><text:tab/><text:tab/><text:tab/><text:span text:style-name="T16">Grupo de prácticas:</text:span> Grupo M 1.2, Miércoles 12-14h</text:p>
      <text:p text:style-name="P10"><text:tab/><text:tab/><text:tab/><text:tab/><text:tab/><text:span text:style-name="T16">Firman este documento: </text:span></text:p>
      <text:p text:style-name="P11"><text:tab/><text:tab/><text:tab/><text:tab/><text:tab/> <text:s/>Fco. Javier Briones Rodriguez (Encargado) - 74728484N</text:p>
      <text:p text:style-name="P11"><text:tab/><text:tab/><text:tab/><text:tab/><text:tab/> <text:s/>Alejandro Mesa Rodriguez – 75908151D</text:p>
      <text:p text:style-name="P11"><text:tab/><text:tab/><text:tab/><text:tab/><text:tab/> <text:s/>José Peso Buendia – 75158910Q</text:p>
      <text:p text:style-name="P11"><text:tab/><text:tab/><text:tab/><text:tab/><text:tab/> <text:s/>Fco. Manuel Abril Barrilado – 75562375S</text:p>
      <text:p text:style-name="P25"/>
      <text:p text:style-name="P22">Resumen de cambios realizados</text:p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>
          <table:table-cell table:style-name="Tabla34.A1" office:value-type="string">
            <text:p text:style-name="P39">Identificador de documento</text:p>
          </table:table-cell>
          <table:table-cell table:style-name="Tabla34.A1" office:value-type="string">
            <text:p text:style-name="P40">Versión</text:p>
          </table:table-cell>
          <table:table-cell table:style-name="Tabla34.A1" office:value-type="string">
            <text:p text:style-name="P40">Fecha</text:p>
          </table:table-cell>
          <table:table-cell table:style-name="Tabla34.D1" office:value-type="string">
            <text:p text:style-name="P41"><text:span text:style-name="T16">Resumen de cambios</text:span> <text:line-break/><text:span text:style-name="T21">(Documentación de cambios al final del documento)</text:span></text:p>
          </table:table-cell>
        </table:table-row>
        <table:table-row>
          <table:table-cell table:style-name="Tabla34.A2" office:value-type="string">
            <text:p text:style-name="P41">DD 1.0.pdf</text:p>
          </table:table-cell>
          <table:table-cell table:style-name="Tabla34.A2" office:value-type="string">
            <text:p text:style-name="P41">1.0</text:p>
            <text:p text:style-name="P41"/>
          </table:table-cell>
          <table:table-cell table:style-name="Tabla34.C2" office:value-type="date" office:date-value="2011-04-29">
            <text:p text:style-name="P41">29/04/11</text:p>
          </table:table-cell>
          <table:table-cell table:style-name="Tabla34.D2" office:value-type="string">
            <text:list xml:id="list1918022246" text:style-name="L1">
              <text:list-item>
                <text:p text:style-name="P72">Se creó el Documento de Diseño.</text:p>
              </text:list-item>
            </text:list>
          </table:table-cell>
        </table:table-row>
        <table:table-row>
          <table:table-cell table:style-name="Tabla34.A2" office:value-type="string">
            <text:p text:style-name="P41"/>
          </table:table-cell>
          <table:table-cell table:style-name="Tabla34.A2" office:value-type="string">
            <text:p text:style-name="P41"/>
          </table:table-cell>
          <table:table-cell table:style-name="Tabla34.C2">
            <text:p text:style-name="P41"/>
          </table:table-cell>
          <table:table-cell table:style-name="Tabla34.D2" office:value-type="string">
            <text:list xml:id="list158304545" text:continue-numbering="true" text:style-name="L1">
              <text:list-header>
                <text:p text:style-name="P73"/>
              </text:list-header>
            </text:list>
          </table:table-cell>
        </table:table-row>
        <table:table-row>
          <table:table-cell table:style-name="Tabla34.A2" office:value-type="string">
            <text:p text:style-name="P41"/>
          </table:table-cell>
          <table:table-cell table:style-name="Tabla34.A2" office:value-type="string">
            <text:p text:style-name="P41"/>
          </table:table-cell>
          <table:table-cell table:style-name="Tabla34.C2">
            <text:p text:style-name="P41"/>
          </table:table-cell>
          <table:table-cell table:style-name="Tabla34.D2" office:value-type="string">
            <text:list xml:id="list774426973" text:continue-numbering="true" text:style-name="L1">
              <text:list-header>
                <text:p text:style-name="P73"/>
              </text:list-header>
            </text:list>
          </table:table-cell>
        </table:table-row>
        <table:table-row>
          <table:table-cell table:style-name="Tabla34.A2" office:value-type="string">
            <text:p text:style-name="P41"/>
          </table:table-cell>
          <table:table-cell table:style-name="Tabla34.A2" office:value-type="string">
            <text:p text:style-name="P41"/>
          </table:table-cell>
          <table:table-cell table:style-name="Tabla34.C2">
            <text:p text:style-name="P41"/>
          </table:table-cell>
          <table:table-cell table:style-name="Tabla34.D2" office:value-type="string">
            <text:list xml:id="list849673339" text:continue-numbering="true" text:style-name="L1">
              <text:list-header>
                <text:p text:style-name="P73"/>
              </text:list-header>
            </text:list>
          </table:table-cell>
        </table:table-row>
        <table:table-row>
          <table:table-cell table:style-name="Tabla34.A2" office:value-type="string">
            <text:p text:style-name="P41"/>
          </table:table-cell>
          <table:table-cell table:style-name="Tabla34.A2" office:value-type="string">
            <text:p text:style-name="P41"/>
          </table:table-cell>
          <table:table-cell table:style-name="Tabla34.C2">
            <text:p text:style-name="P41"/>
          </table:table-cell>
          <table:table-cell table:style-name="Tabla34.D2" office:value-type="string">
            <text:list xml:id="list1132237635" text:continue-numbering="true" text:style-name="L1">
              <text:list-header>
                <text:p text:style-name="P73"/>
              </text:list-header>
            </text:list>
          </table:table-cell>
        </table:table-row>
        <table:table-row>
          <table:table-cell table:style-name="Tabla34.A2" office:value-type="string">
            <text:p text:style-name="P41"/>
          </table:table-cell>
          <table:table-cell table:style-name="Tabla34.A2" office:value-type="string">
            <text:p text:style-name="P41"/>
          </table:table-cell>
          <table:table-cell table:style-name="Tabla34.C2">
            <text:p text:style-name="P41"/>
          </table:table-cell>
          <table:table-cell table:style-name="Tabla34.D2" office:value-type="string">
            <text:list xml:id="list602642456" text:continue-numbering="true" text:style-name="L1">
              <text:list-header>
                <text:p text:style-name="P73"/>
              </text:list-header>
            </text:list>
          </table:table-cell>
        </table:table-row>
        <table:table-row>
          <table:table-cell table:style-name="Tabla34.A2" office:value-type="string">
            <text:p text:style-name="P41"/>
          </table:table-cell>
          <table:table-cell table:style-name="Tabla34.A2" office:value-type="string">
            <text:p text:style-name="P41"/>
          </table:table-cell>
          <table:table-cell table:style-name="Tabla34.C2">
            <text:p text:style-name="P41"/>
          </table:table-cell>
          <table:table-cell table:style-name="Tabla34.D2" office:value-type="string">
            <text:list xml:id="list1765035932" text:continue-numbering="true" text:style-name="L1">
              <text:list-header>
                <text:p text:style-name="P73"/>
              </text:list-header>
            </text:list>
          </table:table-cell>
        </table:table-row>
      </table:table>
      <text:p text:style-name="P23"/>
      <text:table-of-content text:style-name="Sect1" text:protected="true" text:name="Índice de contenido2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2_Head">
            <text:p text:style-name="Contents_20_Heading">Índice de contenido</text:p>
          </text:index-title>
          <text:p text:style-name="P43">1. Determinación de Recursos<text:tab/>4</text:p>
          <text:p text:style-name="P43">2. Tareas desarrolladas<text:tab/>5</text:p>
          <text:p text:style-name="P44">Arquitectura del sistema y descomposición en subsistemas<text:tab/>5</text:p>
          <text:p text:style-name="P42">Arquitectura: Primera aproximación<text:tab/>5</text:p>
          <text:p text:style-name="P42">Arquitectura: Identificación de paquetes<text:tab/>8</text:p>
          <text:p text:style-name="P42">Arquitectura: Diagrama de paquetes<text:tab/>14</text:p>
          <text:p text:style-name="P42">Arquitectura: Diagrama de paquetes refinado<text:tab/>15</text:p>
          <text:p text:style-name="P44">Diagrama de componentes<text:tab/>16</text:p>
          <text:p text:style-name="P44">Diagrama de despliegue<text:tab/>17</text:p>
          <text:p text:style-name="P44">Diseño de la base de datos<text:tab/>18</text:p>
          <text:p text:style-name="P44">Diagrama de clases de diseño<text:tab/>29</text:p>
          <text:p text:style-name="P44">Diagramas de secuencia<text:tab/>30</text:p>
          <text:p text:style-name="P43">3. Interfaces de usuario<text:tab/>38</text:p>
        </text:index-body>
      </text:table-of-content>
      <text:h text:style-name="P76" text:outline-level="4">Diseño de la base de datos</text:h>
      <text:p text:style-name="Text_20_body"/>
      <text:p text:style-name="Text_20_body"><text:tab/>Por las mejoras que incorpora y las ventajas que ofrece, vamos a utilizar la tecnología “Hibernate”, que<text:span text:style-name="T4"> </text:span><text:span text:style-name="T22">es </text:span><text:span text:style-name="T20">una herramienta de mapeo objeto-relacional para Java que facilita el mapeo de atributos entre la base de datos relacional y el modelo de objetos de nuestra aplicación. Esto lo hace mediante archivos XML.</text:span></text:p>
      <text:p text:style-name="P3"><text:tab/></text:p>
      <text:p text:style-name="Text_20_body"><text:span text:style-name="T20"><text:tab/> D</text:span><text:span text:style-name="T22">etallándole cómo es el modelo de datos, qué relaciones existen y qué forma tienen, Hibernate nos ayuda a manipular los datos de la base de datos operando sobre objetos. Convertirá automáticamente los tipos usados por Java y los definidos por SQL.</text:span></text:p>
      <text:p text:style-name="P4"/>
      <text:p text:style-name="Text_20_body"><text:tab/>Hibernate ofrece mecanismos de seguridad con respecto al filtrado de inyección de código Mysql, con lo que nos ahorra las funciones de filtrado que pensábamos hacer a la hora de comunicarnos con la base de datos.</text:p>
      <text:p text:style-name="Standard"><text:tab/>Se adjunta un mini-proyecto de prueba implementado en Java para ver y entender mejor el funcionamiento de Hibernate. “p2.zip”</text:p>
      <text:p text:style-name="Standard"/>
      <text:p text:style-name="Text_20_body">Con respecto a las 2 aplicaciones, una para los clientes, y otra para el personal cualificado, se va a usar 2 Roles/Usuarios distintos, con distintos permisos:</text:p>
      <text:p text:style-name="Standard"/>
      <text:list xml:id="list1545253968" text:style-name="L7">
        <text:list-item>
          <text:p text:style-name="P65">La aplicación de los clientes va a conectarse al servidor con el usuario genérico “Cliente”. </text:p>
        </text:list-item>
      </text:list>
      <text:p text:style-name="Standard"/>
      <text:list xml:id="list1559941529" text:style-name="L8">
        <text:list-item>
          <text:p text:style-name="P66">La aplicación del personal cualificado, se conectará al servidor mediante el usuario genérico “Personal”.</text:p>
        </text:list-item>
      </text:list>
      <text:p text:style-name="Standard"/>
      <text:p text:style-name="P8">Pasamos a ver las configuraciones de mapeo:</text:p>
      <text:p text:style-name="P8"/>
      <text:p text:style-name="P9"><text:tab/><text:tab/><text:tab/><text:tab/><text:tab/><text:tab/>IMPORTANTE:</text:p>
      <text:p text:style-name="Standard"/>
      <text:p text:style-name="Citas"><text:span text:style-name="T16"><text:tab/>Nota:</text:span> <text:span text:style-name="T6">Cada vez que se utiliza el atributo class para nombrar una clase, se ha utilizado “p2”, esto debería de ser sustituido por el nombre del proyecto utilizado en la implementación.</text:span></text:p>
      <text:p text:style-name="Standard"/>
      <text:p text:style-name="Citas"><text:span text:style-name="T16"><text:tab/>Nota:</text:span> <text:span text:style-name="T6">Los objetos con relaciones con la propiedad lazy=”true”, cuando sean solicitados, sólo devolverán el objeto en sí, si queremos consultar los objetos de estos relaciones será necesario acceder nuevamente a la base de datos por lo que </text:span><text:soft-page-break/><text:span text:style-name="T6">necesitaremos crear una sesión:</text:span></text:p>
      <text:p text:style-name="P29"/>
      <text:p text:style-name="P29">Ejemplo:</text:p>
      <text:p text:style-name="P29"><text:tab/>Session session = NewHibernateUtil.getSessionFactory().getCurrentSession();</text:p>
      <text:p text:style-name="P29"><text:tab/>session.beginTransaction ();</text:p>
      <text:p text:style-name="P29"><text:s text:c="8"/><text:tab/>Iterator&lt;Cita&gt; it = e.getCitas().iterator();</text:p>
      <text:p text:style-name="P29"><text:s text:c="8"/><text:tab/>while (it.hasNext()) {</text:p>
      <text:p text:style-name="P29"><text:s text:c="12"/><text:tab/>Cita eCita = (Cita)it.next();</text:p>
      <text:p text:style-name="P29"><text:s text:c="12"/><text:tab/>System.out.println ( "Cita: "+eCita.getFecha() );</text:p>
      <text:p text:style-name="P29"><text:s text:c="8"/><text:tab/>}</text:p>
      <text:p text:style-name="P29"><text:s text:c="8"/><text:tab/>session.disconnect();</text:p>
      <text:p text:style-name="P5"/>
      <text:p text:style-name="P5"/>
      <text:p text:style-name="Text_20_body">El siguiente archivo es el encargado de la configuración de la conexión a la Base de Datos y del mapeo de las clases. Será necesario añadir todos los archivos de mapeo que se adjuntan en este documento.</text:p>
      <text:p text:style-name="P5">Hibernate.cfg.xml</text:p>
      <text:p text:style-name="Standard"/>
      <text:p text:style-name="P29">&lt;?xml version="1.0" encoding="UTF-8"?&gt; </text:p>
      <text:p text:style-name="P29">&lt;!DOCTYPE hibernate-configuration PUBLIC "-//Hibernate/Hibernate Configuration DTD 3.0//EN" "http://hibernate.sourceforge.net/hibernate-configuration-3.0.dtd"&gt; </text:p>
      <text:p text:style-name="P29">&lt;hibernate-configuration&gt; </text:p>
      <text:p text:style-name="P29"><text:s text:c="2"/>&lt;session-factory&gt; </text:p>
      <text:p text:style-name="P29"><text:s text:c="4"/>&lt;property name="hibernate.dialect"&gt;org.hibernate.dialect.MySQLDialect&lt;/property&gt; </text:p>
      <text:p text:style-name="P29"><text:s text:c="4"/>&lt;property name="hibernate.connection.driver_class"&gt;com.mysql.jdbc.Driver&lt;/property&gt; </text:p>
      <text:p text:style-name="P29"><text:s text:c="4"/>&lt;property name="hibernate.connection.url"&gt;jdbc:mysql://localhost:3306/db&lt;/property&gt; </text:p>
      <text:p text:style-name="P29"><text:s text:c="4"/>&lt;property name="hibernate.connection.username"&gt;root&lt;/property&gt; </text:p>
      <text:p text:style-name="P29"><text:s text:c="4"/>&lt;property name="hibernate.connection.password"&gt;pass&lt;/property&gt; </text:p>
      <text:p text:style-name="P29"><text:s text:c="4"/>&lt;property name="current_session_context_class"&gt;thread&lt;/property&gt; </text:p>
      <text:p text:style-name="P29"><text:s text:c="4"/>&lt;property name="hibernate.hbm2ddl.auto"&gt;update&lt;/property&gt; </text:p>
      <text:p text:style-name="P29"><text:s text:c="4"/>&lt;mapping resource="p2/Usuario.hbm.xml"/&gt; </text:p>
      <text:p text:style-name="P29"><text:s text:c="4"/>&lt;mapping resource="p2/Cita.hbm.xml"/&gt; </text:p>
      <text:p text:style-name="P29"><text:s text:c="4"/>&lt;mapping resource="p2/Receta.hbm.xml"/&gt; </text:p>
      <text:p text:style-name="P29"><text:tab/>&lt;!--Añadir todos los archibos de mapeo *.hbm.xml --&gt; </text:p>
      <text:p text:style-name="P29"><text:s text:c="2"/>&lt;/session-factory&gt; </text:p>
      <text:p text:style-name="P29">&lt;/hibernate-configuration&gt;</text:p>
      <text:p text:style-name="P33"/>
      <text:p text:style-name="P37"/>
      <text:p text:style-name="P5">AtributoOrina.hbm.xml</text:p>
      <text:p text:style-name="P6">Archivo encargado del mapeo de la clase AtributoOrina.</text:p>
      <text:p text:style-name="P6"/>
      <text:p text:style-name="P30">&lt;?xml version="1.0" encoding="UTF-8"?&gt;</text:p>
      <text:p text:style-name="P30">&lt;!DOCTYPE hibernate-mapping PUBLIC "-//Hibernate/Hibernate Mapping DTD 3.0//EN" "http://hibernate.sourceforge.net/hibernate-mapping-3.0.dtd"&gt;</text:p>
      <text:p text:style-name="P30">&lt;hibernate-mapping&gt;</text:p>
      <text:p text:style-name="P30"><text:s text:c="2"/>&lt;class name="CentroMedico.AtributoOrina"&gt;</text:p>
      <text:p text:style-name="P30"><text:s text:c="4"/>&lt;id column="NOMBRE_ORINA" name="Nombre" type="string"&gt;</text:p>
      <text:p text:style-name="P30"><text:s text:c="6"/>&lt;generator class="assigned"/&gt;</text:p>
      <text:p text:style-name="P30"><text:s text:c="4"/>&lt;/id&gt;</text:p>
      <text:p text:style-name="P30"><text:s text:c="2"/>&lt;/class&gt;</text:p>
      <text:p text:style-name="P30">&lt;/hibernate-mapping&gt;</text:p>
      <text:p text:style-name="P7"/>
      <text:p text:style-name="P7"/>
      <text:p text:style-name="P7"/>
      <text:p text:style-name="P7"/>
      <text:p text:style-name="P5">AtributoSangre.hbm.xml</text:p>
      <text:p text:style-name="P6">Archivo encargado del mapeo de la clase AtributoSangre.</text:p>
      <text:p text:style-name="P6"/>
      <text:p text:style-name="P30">&lt;?xml version="1.0" encoding="UTF-8"?&gt;</text:p>
      <text:p text:style-name="P30">&lt;!DOCTYPE hibernate-mapping PUBLIC "-//Hibernate/Hibernate Mapping DTD 3.0//EN" "http://hibernate.sourceforge.net/hibernate-mapping-3.0.dtd"&gt;</text:p>
      <text:p text:style-name="P30">&lt;hibernate-mapping&gt;</text:p>
      <text:p text:style-name="P30"><text:s text:c="2"/>&lt;class name="CentroMedico.AtributoSangre"&gt;</text:p>
      <text:p text:style-name="P30"><text:s text:c="4"/>&lt;id column="NOMBRE_SANGRE" name="Nombre" type="string"&gt;</text:p>
      <text:p text:style-name="P30"><text:s text:c="6"/>&lt;generator class="assigned"/&gt;</text:p>
      <text:p text:style-name="P30"><text:s text:c="4"/>&lt;/id&gt;</text:p>
      <text:p text:style-name="P30"><text:s text:c="2"/>&lt;/class&gt;</text:p>
      <text:p text:style-name="P30">&lt;/hibernate-mapping&gt;</text:p>
      <text:p text:style-name="P36"/>
      <text:p text:style-name="P5">CentroMedico.hbm.xml</text:p>
      <text:p text:style-name="P26">Archivo encargado del mapeo de la clase CentroMedico.</text:p>
      <text:p text:style-name="P30"/>
      <text:p text:style-name="P30">&lt;?xml version="1.0" encoding="UTF-8"?&gt;</text:p>
      <text:p text:style-name="P30">&lt;!DOCTYPE hibernate-mapping PUBLIC "-//Hibernate/Hibernate Mapping DTD 3.0//EN" "http://hibernate.sourceforge.net/hibernate-mapping-3.0.dtd"&gt;</text:p>
      <text:p text:style-name="P30">&lt;hibernate-mapping&gt;</text:p>
      <text:p text:style-name="P30"><text:s text:c="2"/>&lt;class name="CentroMedico.CentroMedico"&gt;</text:p>
      <text:p text:style-name="P30"><text:s text:c="4"/>&lt;id column="NOMBRE_CENTROMEDICO" name="Nombre" type="string"&gt;</text:p>
      <text:p text:style-name="P30"><text:s text:c="6"/>&lt;generator class="assigned"/&gt;</text:p>
      <text:p text:style-name="P30"><text:s text:c="4"/>&lt;/id&gt;</text:p>
      <text:p text:style-name="P30"><text:s text:c="4"/>&lt;property name="CIF"/&gt;</text:p>
      <text:p text:style-name="P30"><text:s text:c="4"/>&lt;property name="Direccion"/&gt;</text:p>
      <text:p text:style-name="P30"><text:s text:c="4"/>&lt;property name="Telefono"/&gt;</text:p>
      <text:p text:style-name="P30"><text:s text:c="4"/>&lt;property name="Fax"/&gt;</text:p>
      <text:p text:style-name="P30"><text:s text:c="4"/>&lt;property name="email"/&gt;</text:p>
      <text:p text:style-name="P30"><text:s text:c="4"/>&lt;set cascade="all" name="Usuarios"&gt;</text:p>
      <text:p text:style-name="P30"><text:s text:c="6"/>&lt;key column="DNI_USUARIO"/&gt;</text:p>
      <text:p text:style-name="P30"><text:s text:c="6"/>&lt;one-to-many class="CentroMedico.Usuario" /&gt;</text:p>
      <text:p text:style-name="P30"><text:s text:c="4"/>&lt;/set&gt;</text:p>
      <text:p text:style-name="P30"><text:s text:c="2"/>&lt;/class&gt;</text:p>
      <text:p text:style-name="P30">&lt;/hibernate-mapping&gt;</text:p>
      <text:p text:style-name="P30"/>
      <text:p text:style-name="P5">Cita.hbm.xml</text:p>
      <text:p text:style-name="P26">Archivo encargado del mapeo de la clase Cita.</text:p>
      <text:p text:style-name="P30"/>
      <text:p text:style-name="P30">&lt;?xml version="1.0" encoding="UTF-8"?&gt;</text:p>
      <text:p text:style-name="P30">&lt;!DOCTYPE hibernate-mapping PUBLIC "-//Hibernate/Hibernate Mapping DTD 3.0//EN" "http://hibernate.sourceforge.net/hibernate-mapping-3.0.dtd"&gt;</text:p>
      <text:p text:style-name="P30">&lt;hibernate-mapping&gt;</text:p>
      <text:p text:style-name="P30"><text:s text:c="2"/>&lt;class name="CentroMedico.Cita"&gt;</text:p>
      <text:p text:style-name="P30"><text:s text:c="4"/>&lt;composite-id&gt;</text:p>
      <text:p text:style-name="P30"><text:s text:c="6"/>&lt;key-property column="FECHA_CITA" name="Fecha" type="date"/&gt;</text:p>
      <text:p text:style-name="P30"><text:s text:c="6"/>&lt;key-many-to-one class="CentroMedico.Paciente" column="DNI_PACIENTE" name="Paciente"/&gt;</text:p>
      <text:p text:style-name="P30"><text:s text:c="4"/>&lt;/composite-id&gt;</text:p>
      <text:p text:style-name="P30"><text:s text:c="4"/></text:p>
      <text:p text:style-name="P30"><text:s text:c="4"/>&lt;property name="Estado"/&gt;</text:p>
      <text:p text:style-name="P30"><text:s text:c="4"/>&lt;property name="Tipo"/&gt;</text:p>
      <text:p text:style-name="P30"><text:s text:c="4"/>&lt;many-to-one class="CentroMedico.PersonalMedico" name="PersonalMedico" column="DNI_PERSONALMEDICO"/&gt;</text:p>
      <text:p text:style-name="P30"><text:s text:c="2"/>&lt;/class&gt;</text:p>
      <text:p text:style-name="P30">&lt;/hibernate-mapping&gt;</text:p>
      <text:p text:style-name="P30"/>
      <text:p text:style-name="P30"/>
      <text:p text:style-name="P30"/>
      <text:p text:style-name="P30"><text:soft-page-break/></text:p>
      <text:p text:style-name="P5">Imagen.hbm.xml</text:p>
      <text:p text:style-name="P26">Archivo encargado del mapeo de la clase Imagen.</text:p>
      <text:p text:style-name="P30"/>
      <text:p text:style-name="P30">&lt;?xml version="1.0" encoding="UTF-8"?&gt;</text:p>
      <text:p text:style-name="P30">&lt;!DOCTYPE hibernate-mapping PUBLIC "-//Hibernate/Hibernate Mapping DTD 3.0//EN" "http://hibernate.sourceforge.net/hibernate-mapping-3.0.dtd"&gt;</text:p>
      <text:p text:style-name="P30">&lt;hibernate-mapping&gt;</text:p>
      <text:p text:style-name="P30"><text:s text:c="2"/>&lt;class name="CentroMedico.Imagen"&gt;</text:p>
      <text:p text:style-name="P30"><text:s text:c="4"/>&lt;id column="RUTA" name="Ruta" type="string"&gt;</text:p>
      <text:p text:style-name="P30"><text:s text:c="6"/>&lt;generator class="assigned"/&gt;</text:p>
      <text:p text:style-name="P30"><text:s text:c="4"/>&lt;/id&gt;</text:p>
      <text:p text:style-name="P30"><text:s text:c="2"/>&lt;/class&gt;</text:p>
      <text:p text:style-name="P30">&lt;/hibernate-mapping&gt;</text:p>
      <text:p text:style-name="P30"/>
      <text:p text:style-name="P36"/>
      <text:p text:style-name="P30"/>
      <text:p text:style-name="P5">LoteMedicamento.hbm.xml</text:p>
      <text:p text:style-name="P26">Archivo encargado del mapeo de la clase LoteMedicamento.</text:p>
      <text:p text:style-name="P26"/>
      <text:p text:style-name="P30">&lt;?xml version="1.0" encoding="UTF-8"?&gt;</text:p>
      <text:p text:style-name="P30">&lt;!DOCTYPE hibernate-mapping PUBLIC "-//Hibernate/Hibernate Mapping DTD 3.0//EN" "http://hibernate.sourceforge.net/hibernate-mapping-3.0.dtd"&gt;</text:p>
      <text:p text:style-name="P30">&lt;hibernate-mapping&gt;</text:p>
      <text:p text:style-name="P30"><text:s text:c="2"/>&lt;class name="CentroMedico.LoteMedicamento"&gt;</text:p>
      <text:p text:style-name="P30"><text:s text:c="4"/>&lt;id column="CODBARRAS" name="CodBarras" type="string"&gt;</text:p>
      <text:p text:style-name="P30"><text:s text:c="6"/>&lt;generator class="assigned"/&gt;</text:p>
      <text:p text:style-name="P30"><text:s text:c="4"/>&lt;/id&gt;</text:p>
      <text:p text:style-name="P30"><text:s text:c="4"/>&lt;property name="Existencias"/&gt;</text:p>
      <text:p text:style-name="P30"><text:s text:c="4"/>&lt;property name="FechaCaducidad"/&gt;</text:p>
      <text:p text:style-name="P30"><text:s text:c="4"/>&lt;many-to-one class="CentroMedico.Medicamento" name="Medicamento"/&gt;</text:p>
      <text:p text:style-name="P30"><text:s text:c="2"/>&lt;/class&gt;</text:p>
      <text:p text:style-name="P30">&lt;/hibernate-mapping&gt;</text:p>
      <text:p text:style-name="P31"/>
      <text:p text:style-name="P31"/>
      <text:p text:style-name="P31"/>
      <text:p text:style-name="P5">Medicamento.hbm.xml</text:p>
      <text:p text:style-name="P26">Archivo encargado del mapeo de la clase Medicamento.</text:p>
      <text:p text:style-name="P26"/>
      <text:p text:style-name="P30">&lt;?xml version="1.0" encoding="UTF-8"?&gt;</text:p>
      <text:p text:style-name="P30">&lt;!DOCTYPE hibernate-mapping PUBLIC "-//Hibernate/Hibernate Mapping DTD 3.0//EN" "http://hibernate.sourceforge.net/hibernate-mapping-3.0.dtd"&gt;</text:p>
      <text:p text:style-name="P30">&lt;hibernate-mapping&gt;</text:p>
      <text:p text:style-name="P30"><text:s text:c="2"/>&lt;class name="CentroMedico.Medicamento"&gt;</text:p>
      <text:p text:style-name="P30"><text:s text:c="4"/>&lt;id column="NOMBRE_MEDICAMENTO" name="Nombre" type="string"&gt;</text:p>
      <text:p text:style-name="P30"><text:s text:c="6"/>&lt;generator class="assigned"/&gt;</text:p>
      <text:p text:style-name="P30"><text:s text:c="4"/>&lt;/id&gt;</text:p>
      <text:p text:style-name="P30"><text:s text:c="4"/>&lt;property name="Descripcion"/&gt;</text:p>
      <text:p text:style-name="P30"><text:s text:c="4"/>&lt;property name="ExistenciasMinimas"/&gt;</text:p>
      <text:p text:style-name="P30"><text:s text:c="4"/>&lt;property name="StockActual"/&gt;</text:p>
      <text:p text:style-name="P30"><text:s text:c="4"/>&lt;set cascade="all" name="LotesMedicamento"&gt;</text:p>
      <text:p text:style-name="P30"><text:s text:c="6"/>&lt;key column="ID_LOTEMEDICAMENTO"/&gt;</text:p>
      <text:p text:style-name="P30"><text:s text:c="6"/>&lt;one-to-many class="CentroMedico.LoteMedicamento"/&gt;</text:p>
      <text:p text:style-name="P30"><text:s text:c="4"/>&lt;/set&gt;</text:p>
      <text:p text:style-name="P30"><text:s text:c="2"/>&lt;/class&gt;</text:p>
      <text:p text:style-name="P30">&lt;/hibernate-mapping&gt;</text:p>
      <text:p text:style-name="P34"/>
      <text:p text:style-name="P38"/>
      <text:p text:style-name="P28">MedicamentoRecetado.hbm.xml</text:p>
      <text:p text:style-name="P26">Archivo encargado del mapeo de la clase MedicamentoRecetado.</text:p>
      <text:p text:style-name="P26"/>
      <text:p text:style-name="P30">&lt;?xml version="1.0" encoding="UTF-8"?&gt;</text:p>
      <text:p text:style-name="P30">&lt;!DOCTYPE hibernate-mapping PUBLIC "-//Hibernate/Hibernate Mapping DTD 3.0//EN" "http://hibernate.sourceforge.net/hibernate-mapping-3.0.dtd"&gt;</text:p>
      <text:p text:style-name="P30">&lt;hibernate-mapping&gt;</text:p>
      <text:p text:style-name="P30"><text:s text:c="2"/>&lt;class name="CentroMedico.MedicamentoRecetado"&gt;</text:p>
      <text:p text:style-name="P30"><text:s text:c="4"/>&lt;id column="ID_MEDICAMENTORECETADO" name="Id" type="integer"&gt;</text:p>
      <text:p text:style-name="P30"><text:s text:c="6"/>&lt;generator class="native"/&gt;</text:p>
      <text:p text:style-name="P30"><text:s text:c="4"/>&lt;/id&gt;</text:p>
      <text:p text:style-name="P30"><text:s text:c="4"/>&lt;property name="Posologia"/&gt;</text:p>
      <text:p text:style-name="P30"><text:s text:c="4"/>&lt;property name="Duracion"/&gt;</text:p>
      <text:p text:style-name="P30"><text:s text:c="4"/>&lt;property name="FechaFin"/&gt;</text:p>
      <text:p text:style-name="P30"><text:s text:c="4"/>&lt;property name="Dispensado"/&gt;</text:p>
      <text:p text:style-name="P30"><text:s text:c="4"/>&lt;one-to-one class="CentroMedico.Medicamento" constrained="true" name="Med"/&gt;</text:p>
      <text:p text:style-name="P30"><text:s text:c="2"/>&lt;/class&gt;</text:p>
      <text:p text:style-name="P30">&lt;/hibernate-mapping&gt;</text:p>
      <text:p text:style-name="P34"/>
      <text:p text:style-name="P37"/>
      <text:p text:style-name="P5">PruebaAnalisis.hbm.xml</text:p>
      <text:p text:style-name="P26">Archivo encargado del mapeo de la clase PruebaAnalisis, AnalisisSangre y AnalisisOrina.</text:p>
      <text:p text:style-name="Standard"/>
      <text:p text:style-name="P29">&lt;?xml version="1.0" encoding="UTF-8"?&gt;</text:p>
      <text:p text:style-name="P29">&lt;!DOCTYPE hibernate-mapping PUBLIC "-//Hibernate/Hibernate Mapping DTD 3.0//EN" "http://hibernate.sourceforge.net/hibernate-mapping-3.0.dtd"&gt;</text:p>
      <text:p text:style-name="P29">&lt;hibernate-mapping&gt;</text:p>
      <text:p text:style-name="P29"><text:s text:c="2"/>&lt;class name="CentroMedico.PruebaAnalisis"&gt;</text:p>
      <text:p text:style-name="P29"><text:s text:c="4"/>&lt;id column="ID_PRUEBAANALISIS" name="Id" type="integer"&gt;</text:p>
      <text:p text:style-name="P29"><text:s text:c="6"/>&lt;generator class="native"/&gt;</text:p>
      <text:p text:style-name="P29"><text:s text:c="4"/>&lt;/id&gt;</text:p>
      <text:p text:style-name="P29"><text:s text:c="4"/>&lt;property name="Comentario"/&gt;</text:p>
      <text:p text:style-name="P29"><text:s text:c="4"/>&lt;one-to-one class="CentroMedico.Paciente" constrained="true" name="Paciente"/&gt;</text:p>
      <text:p text:style-name="P29"><text:s text:c="4"/>&lt;joined-subclass name="CentroMedico.PruebaSangre"&gt;</text:p>
      <text:p text:style-name="P29"><text:s text:c="6"/>&lt;key column="ID_PRUEBASANGRE"/&gt;</text:p>
      <text:p text:style-name="P29"><text:s text:c="6"/>&lt;set cascade="all" name="ResultadosSangre"&gt;</text:p>
      <text:p text:style-name="P29"><text:s text:c="8"/>&lt;key column="ID_PRUEBASANGRE"/&gt;</text:p>
      <text:p text:style-name="P29"><text:s text:c="8"/>&lt;one-to-many class="CentroMedico.ResultadoSangre"/&gt;</text:p>
      <text:p text:style-name="P29"><text:s text:c="6"/>&lt;/set&gt;</text:p>
      <text:p text:style-name="P29"><text:s text:c="4"/>&lt;/joined-subclass&gt;</text:p>
      <text:p text:style-name="P29"><text:s text:c="4"/>&lt;joined-subclass name="CentroMedico.PruebaOrina"&gt;</text:p>
      <text:p text:style-name="P29"><text:s text:c="6"/>&lt;key column="ID_PRUEBAORINA"/&gt;</text:p>
      <text:p text:style-name="P29"><text:s text:c="6"/>&lt;set cascade="all" name="ResultadosOrina"&gt;</text:p>
      <text:p text:style-name="P29"><text:s text:c="8"/>&lt;key column="ID_PRUEBAORINA"/&gt;</text:p>
      <text:p text:style-name="P29"><text:s text:c="8"/>&lt;one-to-many class="CentroMedico.ResultadoOrina"/&gt;</text:p>
      <text:p text:style-name="P29"><text:s text:c="6"/>&lt;/set&gt;</text:p>
      <text:p text:style-name="P29"><text:s text:c="4"/>&lt;/joined-subclass&gt;</text:p>
      <text:p text:style-name="P29"><text:s text:c="2"/>&lt;/class&gt;</text:p>
      <text:p text:style-name="P29">&lt;/hibernate-mapping&gt;</text:p>
      <text:p text:style-name="P29"/>
      <text:p text:style-name="P35"/>
      <text:p text:style-name="P5">PruebaRadiologia.hbm.xml</text:p>
      <text:p text:style-name="P26">Archivo encargado del mapeo de la clase PruebaRadiologia, Resonancia, Radiografia.</text:p>
      <text:p text:style-name="Standard"/>
      <text:p text:style-name="P29">&lt;?xml version="1.0" encoding="UTF-8"?&gt;</text:p>
      <text:p text:style-name="P29">&lt;!DOCTYPE hibernate-mapping PUBLIC "-//Hibernate/Hibernate Mapping DTD 3.0//EN" "http://hibernate.sourceforge.net/hibernate-mapping-3.0.dtd"&gt;</text:p>
      <text:p text:style-name="P29">&lt;hibernate-mapping&gt;</text:p>
      <text:p text:style-name="P29"><text:s text:c="2"/>&lt;class name="CentroMedico.PruebaRadiologia"&gt;</text:p>
      <text:p text:style-name="P29"><text:s text:c="4"/>&lt;id column="ID_PRUEBARADIOLOGIA" name="Id" type="integer"&gt;</text:p>
      <text:p text:style-name="P29"><text:s text:c="8"/>&lt;generator class="native"/&gt;</text:p>
      <text:p text:style-name="P29"><text:s text:c="4"/>&lt;/id&gt;</text:p>
      <text:p text:style-name="P29"><text:s text:c="4"/>&lt;property name="Comentario"/&gt;</text:p>
      <text:p text:style-name="P29"><text:s text:c="4"/>&lt;one-to-one class="CentroMedico.Paciente" constrained="true" <text:s/>name="Paciente"/&gt;</text:p>
      <text:p text:style-name="P29"><text:s text:c="4"/>&lt;one-to-one class="CentroMedico.Radiologo" constrained="true" <text:s/>name="Radiologo"/&gt;</text:p>
      <text:p text:style-name="P29"><text:s text:c="4"/>&lt;joined-subclass name="CentroMedico.Resonancia"&gt;</text:p>
      <text:p text:style-name="P29"><text:s text:c="6"/>&lt;key column="ID_RESONANCIA"/&gt;</text:p>
      <text:p text:style-name="P29"><text:s text:c="6"/>&lt;set cascade="all" name="Resonancias"&gt;</text:p>
      <text:p text:style-name="P29"><text:s text:c="8"/>&lt;key column="ID_RESONANCIA"/&gt;</text:p>
      <text:p text:style-name="P29"><text:s text:c="8"/>&lt;one-to-many class="CentroMedico.Imagen"/&gt;</text:p>
      <text:p text:style-name="P29"><text:s text:c="6"/>&lt;/set&gt;</text:p>
      <text:p text:style-name="P29"><text:s text:c="4"/>&lt;/joined-subclass&gt;</text:p>
      <text:p text:style-name="P29"><text:s text:c="4"/>&lt;joined-subclass name="CentroMedico.Radiografia"&gt;</text:p>
      <text:p text:style-name="P29"><text:s text:c="6"/>&lt;key column="ID_RADIOGRAFIA"/&gt;</text:p>
      <text:p text:style-name="P29"><text:s text:c="6"/>&lt;set cascade="all" name="Radiografias"&gt;</text:p>
      <text:p text:style-name="P29"><text:s text:c="8"/>&lt;key column="ID_RADIOGRAFIA"/&gt;</text:p>
      <text:p text:style-name="P29"><text:s text:c="8"/>&lt;one-to-many class="CentroMedico.Imagen"/&gt;</text:p>
      <text:p text:style-name="P29"><text:s text:c="6"/>&lt;/set&gt;</text:p>
      <text:p text:style-name="P29"><text:s text:c="4"/>&lt;/joined-subclass&gt;</text:p>
      <text:p text:style-name="P29"><text:s text:c="2"/>&lt;/class&gt;</text:p>
      <text:p text:style-name="P29">&lt;/hibernate-mapping&gt;</text:p>
      <text:p text:style-name="P29"/>
      <text:p text:style-name="P35"/>
      <text:p text:style-name="P5">Receta.hbm.xml</text:p>
      <text:p text:style-name="P26">Archivo encargado del mapeo de la clase Receta.</text:p>
      <text:p text:style-name="P32"/>
      <text:p text:style-name="P32">&lt;?xml version="1.0" encoding="UTF-8"?&gt;</text:p>
      <text:p text:style-name="P32">&lt;!DOCTYPE hibernate-mapping PUBLIC "-//Hibernate/Hibernate Mapping DTD 3.0//EN" "http://hibernate.sourceforge.net/hibernate-mapping-3.0.dtd"&gt;</text:p>
      <text:p text:style-name="P32">&lt;hibernate-mapping&gt;</text:p>
      <text:p text:style-name="P32"><text:s text:c="2"/>&lt;class name="CentroMedico.Receta"&gt;</text:p>
      <text:p text:style-name="P32"><text:s text:c="4"/>&lt;id column="ID_RECETA" name="Id" type="integer"&gt;</text:p>
      <text:p text:style-name="P32"><text:s text:c="6"/>&lt;generator class="native"/&gt;</text:p>
      <text:p text:style-name="P32"><text:s text:c="4"/>&lt;/id&gt;</text:p>
      <text:p text:style-name="P32"><text:s text:c="4"/>&lt;property name="Instrucciones"/&gt;</text:p>
      <text:p text:style-name="P32"><text:s text:c="4"/>&lt;property name="JuicioDiagnostico"/&gt;</text:p>
      <text:p text:style-name="P32"><text:s text:c="4"/>&lt;property name="Fecha"/&gt;</text:p>
      <text:p text:style-name="P32"><text:s text:c="4"/>&lt;set cascade="all" name="MedicamentosRecetados"&gt;</text:p>
      <text:p text:style-name="P32"><text:s text:c="6"/>&lt;key column="ID_MEDICAMENTORECETADO"/&gt;</text:p>
      <text:p text:style-name="P32"><text:s text:c="6"/>&lt;one-to-many class="CentroMedico.MedicamentoRecetado"/&gt;</text:p>
      <text:p text:style-name="P32"><text:s text:c="4"/>&lt;/set&gt;</text:p>
      <text:p text:style-name="P32"><text:s text:c="4"/>&lt;one-to-one class="CentroMedico.Medico" constrained="true" name="Medi"/&gt;</text:p>
      <text:p text:style-name="P32"><text:s text:c="4"/>&lt;one-to-one class="CentroMedico.Paciente" constrained="true" name="Paci"/&gt;</text:p>
      <text:p text:style-name="P32"><text:s text:c="2"/>&lt;/class&gt;</text:p>
      <text:p text:style-name="P32">&lt;/hibernate-mapping&gt;</text:p>
      <text:p text:style-name="P32"/>
      <text:p text:style-name="P47"/>
      <text:p text:style-name="P5">ResultadoOrina.hbm.xml</text:p>
      <text:p text:style-name="P56">Archivo encargado del mapeo de la clase ResultadoOrina.</text:p>
      <text:p text:style-name="P55"/>
      <text:p text:style-name="P50">&lt;?xml version="1.0" encoding="UTF-8"?&gt;</text:p>
      <text:p text:style-name="P50">&lt;!DOCTYPE hibernate-mapping PUBLIC "-//Hibernate/Hibernate Mapping DTD 3.0//EN" "http://hibernate.sourceforge.net/hibernate-mapping-3.0.dtd"&gt;</text:p>
      <text:p text:style-name="P50">&lt;hibernate-mapping&gt;</text:p>
      <text:p text:style-name="P50"><text:s text:c="2"/>&lt;class name="CentroMedico.ResultadoOrina"&gt;</text:p>
      <text:p text:style-name="P50"><text:s text:c="4"/>&lt;id column="ID_RESULTADOORINA" name="Id" type="integer"&gt;</text:p>
      <text:p text:style-name="P50"><text:s text:c="6"/>&lt;generator class="native"/&gt;</text:p>
      <text:p text:style-name="P50"><text:s text:c="4"/>&lt;/id&gt;</text:p>
      <text:p text:style-name="P50"><text:s text:c="4"/>&lt;property name="Resultado"/&gt;</text:p>
      <text:p text:style-name="P50"><text:s text:c="4"/>&lt;one-to-one class="CentroMedico.AtributoOrina" constrained="true" lazy="false" name="Atr"/&gt;</text:p>
      <text:p text:style-name="P50"><text:s text:c="2"/>&lt;/class&gt;</text:p>
      <text:p text:style-name="P50">&lt;/hibernate-mapping&gt;</text:p>
      <text:p text:style-name="P55"/>
      <text:p text:style-name="P55"/>
      <text:p text:style-name="P57"/>
      <text:p text:style-name="P55"/>
      <text:p text:style-name="P5">ResultadoSangre.hbm.xml</text:p>
      <text:p text:style-name="P56">Archivo encargado del mapeo de la clase ResultadoSangre.</text:p>
      <text:p text:style-name="P47"/>
      <text:p text:style-name="P50">&lt;?xml version="1.0" encoding="UTF-8"?&gt;</text:p>
      <text:p text:style-name="P50">&lt;!DOCTYPE hibernate-mapping PUBLIC "-//Hibernate/Hibernate Mapping DTD 3.0//EN" "http://hibernate.sourceforge.net/hibernate-mapping-3.0.dtd"&gt;</text:p>
      <text:p text:style-name="P50">&lt;hibernate-mapping&gt;</text:p>
      <text:p text:style-name="P50"><text:s text:c="2"/>&lt;class name="CentroMedico.ResultadoSangre"&gt;</text:p>
      <text:p text:style-name="P50"><text:s text:c="4"/>&lt;id column="ID_RESULTADOSANGRE" name="Id" type="integer"&gt;</text:p>
      <text:p text:style-name="P50"><text:s text:c="6"/>&lt;generator class="native"/&gt;</text:p>
      <text:p text:style-name="P50"><text:s text:c="4"/>&lt;/id&gt;</text:p>
      <text:p text:style-name="P50"><text:s text:c="4"/>&lt;property name="Resultado"/&gt;</text:p>
      <text:p text:style-name="P50"><text:s text:c="4"/>&lt;one-to-one class="CentroMedico.AtributoSangre" constrained="true" lazy="false" name="Atr"/&gt;</text:p>
      <text:p text:style-name="P50"><text:s text:c="2"/>&lt;/class&gt;</text:p>
      <text:p text:style-name="P50">&lt;/hibernate-mapping&gt;</text:p>
      <text:p text:style-name="P50"/>
      <text:p text:style-name="P5">Turno.hbm.xml</text:p>
      <text:p text:style-name="P26">Archivo encargado del mapeo de la clase Turno.</text:p>
      <text:p text:style-name="Standard"/>
      <text:p text:style-name="P29">&lt;?xml version="1.0" encoding="UTF-8"?&gt;</text:p>
      <text:p text:style-name="P29">&lt;!DOCTYPE hibernate-mapping PUBLIC "-//Hibernate/Hibernate Mapping DTD 3.0//EN" "http://hibernate.sourceforge.net/hibernate-mapping-3.0.dtd"&gt;</text:p>
      <text:p text:style-name="P29">&lt;hibernate-mapping&gt;</text:p>
      <text:p text:style-name="P29"><text:s text:c="2"/>&lt;class name="CentroMedico.Turno"&gt;</text:p>
      <text:p text:style-name="P29"><text:s text:c="4"/>&lt;id column="ID_TURNO" name="Id" type="integer"&gt;</text:p>
      <text:p text:style-name="P29"><text:s text:c="6"/>&lt;generator class="native"/&gt;</text:p>
      <text:p text:style-name="P29"><text:s text:c="4"/>&lt;/id&gt;</text:p>
      <text:p text:style-name="P29"><text:s text:c="4"/>&lt;property name="HoraInicio"/&gt;</text:p>
      <text:p text:style-name="P29"><text:s text:c="4"/>&lt;property name="HoraFin"/&gt;</text:p>
      <text:p text:style-name="P29"><text:s text:c="2"/>&lt;/class&gt;</text:p>
      <text:p text:style-name="P29">&lt;/hibernate-mapping&gt;</text:p>
      <text:p text:style-name="P35"/>
      <text:p text:style-name="P5">Usuario.hbm.xml</text:p>
      <text:p text:style-name="P26">Archivo encargado del mapeo de la clase Usuario, Paciente, Administrativo, Farmaceutico, PersonalMedico, Medico, Analista y Radiologo..</text:p>
      <text:p text:style-name="P26"/>
      <text:p text:style-name="P31">&lt;?xml version="1.0" encoding="UTF-8"?&gt;</text:p>
      <text:p text:style-name="P31">&lt;!DOCTYPE hibernate-mapping PUBLIC "-//Hibernate/Hibernate Mapping DTD 3.0//EN" "http://hibernate.sourceforge.net/hibernate-mapping-3.0.dtd"&gt;</text:p>
      <text:p text:style-name="P31">&lt;hibernate-mapping&gt;</text:p>
      <text:p text:style-name="P31"><text:s text:c="2"/>&lt;class name="CentroMedico.Usuario"&gt;</text:p>
      <text:p text:style-name="P31"><text:s text:c="4"/>&lt;id column="DNI_USUARIO" name="DNI"&gt;</text:p>
      <text:p text:style-name="P31"><text:s text:c="6"/>&lt;generator class="assigned"/&gt;</text:p>
      <text:p text:style-name="P31"><text:s text:c="4"/>&lt;/id&gt;</text:p>
      <text:p text:style-name="P31"><text:s text:c="4"/>&lt;property name="Nombre"/&gt;</text:p>
      <text:p text:style-name="P31"><text:s text:c="4"/>&lt;property name="Apellidos"/&gt;</text:p>
      <text:p text:style-name="P31"><text:s text:c="4"/>&lt;property name="Direccion"/&gt;</text:p>
      <text:p text:style-name="P31"><text:s text:c="4"/>&lt;property name="Email"/&gt;</text:p>
      <text:p text:style-name="P31"><text:s text:c="4"/>&lt;property name="Contrasenia"/&gt;</text:p>
      <text:p text:style-name="P31"><text:s text:c="4"/>&lt;property name="Telefono"/&gt;</text:p>
      <text:p text:style-name="P31"><text:s text:c="4"/>&lt;property name="FecNac"/&gt;</text:p>
      <text:p text:style-name="P31"><text:s text:c="4"/>&lt;property name="LugarNac"/&gt;</text:p>
      <text:p text:style-name="P31"><text:s text:c="4"/>&lt;property name="Foto"/&gt;</text:p>
      <text:p text:style-name="P31"><text:s text:c="4"/>&lt;property name="Tipo"/&gt;</text:p>
      <text:p text:style-name="P31"><text:s text:c="4"/>&lt;joined-subclass name="CentroMedico.Paciente"&gt;</text:p>
      <text:p text:style-name="P31"><text:s text:c="6"/>&lt;key column="DNI_PACIENTE"/&gt;</text:p>
      <text:p text:style-name="P31"><text:s text:c="4"/>&lt;/joined-subclass&gt;</text:p>
      <text:p text:style-name="P31"><text:s text:c="4"/>&lt;joined-subclass name="CentroMedico.PersonalMedico"&gt;</text:p>
      <text:p text:style-name="P31"><text:s text:c="6"/>&lt;key column="DNI_PERSONALMEDICO"/&gt;</text:p>
      <text:p text:style-name="P31"><text:s text:c="6"/>&lt;one-to-one class="CentroMedico.Turno" constrained="true" lazy="false" name="Turn"/&gt;</text:p>
      <text:p text:style-name="P31"><text:s text:c="6"/>&lt;joined-subclass name="CentroMedico.Medico"&gt;</text:p>
      <text:p text:style-name="P31"><text:s text:c="8"/>&lt;key column="DNI_MEDICO"/&gt;</text:p>
      <text:p text:style-name="P31"><text:s text:c="6"/>&lt;/joined-subclass&gt;</text:p>
      <text:p text:style-name="P31"><text:s text:c="6"/>&lt;joined-subclass name="CentroMedico.Analista"&gt;</text:p>
      <text:p text:style-name="P31"><text:s text:c="8"/>&lt;key column="DNI_ANALISTA"/&gt;</text:p>
      <text:p text:style-name="P31"><text:s text:c="6"/>&lt;/joined-subclass&gt;</text:p>
      <text:p text:style-name="P31"><text:s text:c="6"/>&lt;joined-subclass name="CentroMedico.Radiologo"&gt;</text:p>
      <text:p text:style-name="P31"><text:s text:c="8"/>&lt;key column="DNI_RADIOLOGO"/&gt;</text:p>
      <text:p text:style-name="P31"><text:s text:c="6"/>&lt;/joined-subclass&gt;</text:p>
      <text:p text:style-name="P31"><text:s text:c="4"/>&lt;/joined-subclass&gt;</text:p>
      <text:p text:style-name="P31"><text:s text:c="4"/>&lt;joined-subclass name="CentroMedico.Administrativo"&gt;</text:p>
      <text:p text:style-name="P31"><text:s text:c="6"/>&lt;key column="DNI_ADMINISTRATIVO"/&gt;</text:p>
      <text:p text:style-name="P31"><text:s text:c="4"/>&lt;/joined-subclass&gt;</text:p>
      <text:p text:style-name="P31"><text:s text:c="4"/>&lt;joined-subclass name="CentroMedico.Farmaceutico"&gt;</text:p>
      <text:p text:style-name="P31"><text:s text:c="6"/>&lt;key column="DNI_FARMACEUTICO"/&gt;</text:p>
      <text:p text:style-name="P31"><text:s text:c="4"/>&lt;/joined-subclass&gt;</text:p>
      <text:p text:style-name="P31"><text:s text:c="2"/>&lt;/class&gt;</text:p>
      <text:p text:style-name="P31"><text:soft-page-break/>&lt;/hibernate-mapping&gt;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2" svg:font-family="'Times New Roman'" style:font-family-generic="roman"/>
    <style:font-face style:name="Helvetica" svg:font-family="Helvetic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cm" fo:line-height="130%" fo:text-indent="0.499cm" style:auto-text-indent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style="italic" style:text-underline-style="none" fo:font-weight="normal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text-indent="0.9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85%" fo:font-style="normal" style:text-underline-style="solid" style:text-underline-width="auto" style:text-underline-color="font-color" fo:font-weight="bold" style:font-size-asian="85%" style:font-style-asian="italic" style:font-weight-asian="normal" style:font-size-complex="85%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itas" style:family="paragraph" style:parent-style-name="Text_20_body" style:class="text">
      <style:text-properties style:font-name="Calibri" fo:font-size="12pt" fo:font-style="italic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M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pan text:style-name="MT1">Fecha:</text:span><text:span text:style-name="MT2"> </text:span><text:span text:style-name="MT2"><text:date style:data-style-name="N37" text:date-value="2011-04-24T14:21:48.75" text:fixed="true">24/04/11</text:date></text:span><text:span text:style-name="MT3"><text:line-break/>Nombre Documento:</text:span><text:span text:style-name="MT2"> Documento de diseño</text:span></text:p>
        <text:p text:style-name="Header"><text:span text:style-name="MT4">Fase de Iteración: </text:span>Diseño<text:span text:style-name="MT5"><text:tab/></text:span><text:span text:style-name="MT4">Nº Iteración:</text:span><text:span text:style-name="MT5"> Segunda iteración</text:span></text:p>
        <text:p text:style-name="Header"><text:span text:style-name="MT6">Número Grupo: </text:span><text:span text:style-name="MT7">M 1.2 <text:s text:c="16"/></text:span><text:span text:style-name="MT8">Versión:</text:span><text:span text:style-name="MT7"> 1.0</text:span></text:p>
      </style:header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5-06T18:24:39</dc:date>
    <meta:editing-duration>P1DT11H28M34S</meta:editing-duration>
    <meta:editing-cycles>515</meta:editing-cycles>
    <meta:generator>LibreOffice/3.3$Linux LibreOffice_project/330m19$Build-202</meta:generator>
    <dc:creator>Jose Peso</dc:creator>
    <meta:document-statistic meta:table-count="1" meta:image-count="1" meta:object-count="0" meta:page-count="16" meta:paragraph-count="353" meta:word-count="1303" meta:character-count="16013"/>
  </office:meta>
</office:document-meta>
</file>